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fo:language="zxx" fo:country="none" style:language-asian="zxx" style:country-asian="none" style:language-complex="zxx" style:country-complex="none"/>
    </style:style>
    <style:style style:name="P2" style:family="paragraph" style:parent-style-name="Subtitle">
      <style:text-properties fo:language="zxx" fo:country="none" style:language-asian="zxx" style:country-asian="none" style:language-complex="zxx" style:country-complex="none"/>
    </style:style>
    <style:style style:name="P3" style:family="paragraph" style:parent-style-name="Standard">
      <style:text-properties fo:language="zxx" fo:country="none" officeooo:rsid="001886e7" officeooo:paragraph-rsid="001886e7" style:language-asian="zxx" style:country-asian="none" style:language-complex="zxx" style:country-complex="none"/>
    </style:style>
    <style:style style:name="P4" style:family="paragraph" style:parent-style-name="Heading_20_4">
      <style:text-properties fo:language="zxx" fo:country="none" style:language-asian="zxx" style:country-asian="none" style:language-complex="zxx" style:country-complex="none"/>
    </style:style>
    <style:style style:name="T1" style:family="text">
      <style:text-properties style:font-name="Liberation Serif" style:font-name-asian="Liberation Serif" style:font-name-complex="Liberation Serif"/>
    </style:style>
    <style:style style:name="T2" style:family="text">
      <style:text-properties style:font-name="Liberation Serif1" style:font-name-asian="Noto Serif CJK SC" style:font-name-complex="Noto Sans Devanaga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i-projet</text:p>
      <text:p text:style-name="P2">Suppression dans un Arbre Binaire de Recherche</text:p>
      <text:p text:style-name="P3"/>
      <text:h text:style-name="P4" text:outline-level="4">Objectif :</text:h>
      <text:p text:style-name="P3"/>
      <text:p text:style-name="P3">Le but de ce projet est de gérer la suppression d'un noeud dans un arbre binaire de recherche. L'arbre résultant après suppression devra toujours être un arbre binaire de recherche.</text:p>
      <text:p text:style-name="P3"/>
      <text:h text:style-name="P4" text:outline-level="4">Travail à faire :</text:h>
      <text:p text:style-name="P3"/>
      <text:p text:style-name="P3">Par groupe de 2, vous allez devoir rendre un code source commenté et un rapport expliquant : </text:p>
      <text:p text:style-name="P3"><text:span text:style-name="T1">●</text:span><text:span text:style-name="T2"> L</text:span>a stratégie que vous avez décidé de mettre en oeuvre</text:p>
      <text:p text:style-name="P3"><text:span text:style-name="T1">●</text:span><text:span text:style-name="T2"> L</text:span>es raisons de votre choix</text:p>
      <text:p text:style-name="P3"><text:span text:style-name="T1">●</text:span><text:span text:style-name="T2"> V</text:span>otre implémentation de cette stratégie</text:p>
      <text:p text:style-name="P3"><text:span text:style-name="T1">●</text:span><text:span text:style-name="T2"> L</text:span>e partage du travail dans le groupe</text:p>
      <text:p text:style-name="P3"/>
      <text:h text:style-name="P4" text:outline-level="4">Aides :</text:h>
      <text:p text:style-name="P3"/>
      <text:p text:style-name="P3">Vous avez le droit de vous resservir de toutes les fonctions sur les arbres que nous avons programmé dans le cours ainsi que toutes les classes que nous avons programmé dans le cours.</text:p>
      <text:p text:style-name="P3">Le plagiat ou l'utilisation de ChatGPT résulteront en un 0 pour l'ensemble du groupe.</text:p>
      <text:p text:style-name="P3"/>
      <text:h text:style-name="Heading_20_4" text:outline-level="4">Date de rendu :</text:h>
      <text:p text:style-name="P3"/>
      <text:p text:style-name="P3">Vous aurez le droit à deux séances (21/11 et 25/11) pour travailler sur ce projet, sachant que le début de la séance du 25/11 sera consacré à la correction du devoir surveillé.</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0T13:18:24.635812493</meta:creation-date>
    <dc:date>2024-11-20T13:26:55.782324812</dc:date>
    <meta:editing-duration>PT8M32S</meta:editing-duration>
    <meta:editing-cycles>1</meta:editing-cycles>
    <meta:generator>LibreOffice/24.8.3.2$Linux_X86_64 LibreOffice_project/e14c9fdd1f585efcbb2c5363087a99d20928d522</meta:generator>
    <meta:document-statistic meta:table-count="0" meta:image-count="0" meta:object-count="0" meta:page-count="1" meta:paragraph-count="15" meta:word-count="177" meta:character-count="986" meta:non-whitespace-character-count="823"/>
  </office:meta>
</office:document-meta>
</file>